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1-19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8-26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6-05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4-09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4-08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2-21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2-26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0-28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9-04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6-27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5-01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3-07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1-29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1-28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9-20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7-10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4-26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3-08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2-13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2-12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0-14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8-15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6-21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4-15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2-25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2-09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2-09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0-06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8-16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6-14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5-25 1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5-19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4-19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3-15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2-17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1-06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0692" calcext:value-type="float">
            <text:p>22.30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8112" calcext:value-type="float">
            <text:p>22.39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37975" calcext:value-type="float">
            <text:p>22.46937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19" calcext:value-type="float">
            <text:p>22.475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09342857143" calcext:value-type="float">
            <text:p>22.1709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142" calcext:value-type="float">
            <text:p>21.710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96928" calcext:value-type="float">
            <text:p>21.51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26875" calcext:value-type="float">
            <text:p>21.5026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07134117647" calcext:value-type="float">
            <text:p>21.53071341176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6232" calcext:value-type="float">
            <text:p>22.1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23372903226" calcext:value-type="float">
            <text:p>22.41233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9505" calcext:value-type="float">
            <text:p>22.709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4048516129" calcext:value-type="float">
            <text:p>22.90404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87854117647" calcext:value-type="float">
            <text:p>22.86878541176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4488" calcext:value-type="float">
            <text:p>22.48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301" calcext:value-type="float">
            <text:p>21.9663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0216774193" calcext:value-type="float">
            <text:p>21.534021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91392" calcext:value-type="float">
            <text:p>21.195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92224615385" calcext:value-type="float">
            <text:p>20.859222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17618461539" calcext:value-type="float">
            <text:p>21.071761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7109677419" calcext:value-type="float">
            <text:p>21.2357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56180645161" calcext:value-type="float">
            <text:p>21.4756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7702" calcext:value-type="float">
            <text:p>21.237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28642758621" calcext:value-type="float">
            <text:p>21.182864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8538" calcext:value-type="float">
            <text:p>21.068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01653333333" calcext:value-type="float">
            <text:p>21.05016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1437419355" calcext:value-type="float">
            <text:p>21.13414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5406896552" calcext:value-type="float">
            <text:p>21.32654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4831483871" calcext:value-type="float">
            <text:p>21.47483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83305806452" calcext:value-type="float">
            <text:p>21.49833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47752" calcext:value-type="float">
            <text:p>21.59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47015" calcext:value-type="float">
            <text:p>21.6147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21616" calcext:value-type="float">
            <text:p>21.56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35186206897" calcext:value-type="float">
            <text:p>21.58351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0815" calcext:value-type="float">
            <text:p>21.6070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33504" calcext:value-type="float">
            <text:p>21.52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24795" calcext:value-type="float">
            <text:p>21.3624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09328" calcext:value-type="float">
            <text:p>21.28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0676" calcext:value-type="float">
            <text:p>21.41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76925714286" calcext:value-type="float">
            <text:p>21.59769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78557419355" calcext:value-type="float">
            <text:p>21.87785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781825" calcext:value-type="float">
            <text:p>22.16781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75144" calcext:value-type="float">
            <text:p>22.32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38415" calcext:value-type="float">
            <text:p>22.3538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4144" calcext:value-type="float">
            <text:p>22.16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15171612903" calcext:value-type="float">
            <text:p>21.65151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9404" calcext:value-type="float">
            <text:p>21.13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292" calcext:value-type="float">
            <text:p>20.8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7556129032" calcext:value-type="float">
            <text:p>20.78175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1612" calcext:value-type="float">
            <text:p>20.77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8802580645" calcext:value-type="float">
            <text:p>20.96788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14536" calcext:value-type="float">
            <text:p>21.23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61265" calcext:value-type="float">
            <text:p>21.5861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8069" calcext:value-type="float">
            <text:p>21.888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46624" calcext:value-type="float">
            <text:p>22.11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1860645161" calcext:value-type="float">
            <text:p>22.21018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46216" calcext:value-type="float">
            <text:p>22.19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56521290323" calcext:value-type="float">
            <text:p>21.89565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2340645161" calcext:value-type="float">
            <text:p>21.45123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11478709677" calcext:value-type="float">
            <text:p>21.08114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82967741935" calcext:value-type="float">
            <text:p>20.9082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5992" calcext:value-type="float">
            <text:p>20.94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88075" calcext:value-type="float">
            <text:p>21.14388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53122857143" calcext:value-type="float">
            <text:p>21.38531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7178" calcext:value-type="float">
            <text:p>21.617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4763870968" calcext:value-type="float">
            <text:p>21.84147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15571612903" calcext:value-type="float">
            <text:p>21.97155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028" calcext:value-type="float">
            <text:p>21.81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29633548387" calcext:value-type="float">
            <text:p>21.47296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70529032258" calcext:value-type="float">
            <text:p>21.1570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60592" calcext:value-type="float">
            <text:p>20.94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6648516129" calcext:value-type="float">
            <text:p>20.84664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91065806452" calcext:value-type="float">
            <text:p>20.84910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4353548387" calcext:value-type="float">
            <text:p>21.05843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2137931035" calcext:value-type="float">
            <text:p>21.29921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9296516129" calcext:value-type="float">
            <text:p>21.45929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422025" calcext:value-type="float">
            <text:p>21.57422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88696" calcext:value-type="float">
            <text:p>21.63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02389677419" calcext:value-type="float">
            <text:p>21.65023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6024" calcext:value-type="float">
            <text:p>21.63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0363870968" calcext:value-type="float">
            <text:p>21.75003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150675" calcext:value-type="float">
            <text:p>21.96150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4192" calcext:value-type="float">
            <text:p>21.92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9166451613" calcext:value-type="float">
            <text:p>21.76291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68088" calcext:value-type="float">
            <text:p>22.06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8911" calcext:value-type="float">
            <text:p>22.5289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9847" calcext:value-type="float">
            <text:p>23.1598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7396129032" calcext:value-type="float">
            <text:p>23.32073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9832" calcext:value-type="float">
            <text:p>23.51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6285" calcext:value-type="float">
            <text:p>23.616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74912" calcext:value-type="float">
            <text:p>23.76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01316129032" calcext:value-type="float">
            <text:p>23.7901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31569032258" calcext:value-type="float">
            <text:p>23.51315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0812" calcext:value-type="float">
            <text:p>23.26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604325" calcext:value-type="float">
            <text:p>23.20604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7864" calcext:value-type="float">
            <text:p>23.10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685" calcext:value-type="float">
            <text:p>23.387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2857931034" calcext:value-type="float">
            <text:p>23.780285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23417142857" calcext:value-type="float">
            <text:p>23.85234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2330322581" calcext:value-type="float">
            <text:p>24.03623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1788" calcext:value-type="float">
            <text:p>24.21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31575" calcext:value-type="float">
            <text:p>24.24331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11736" calcext:value-type="float">
            <text:p>24.07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2548571429" calcext:value-type="float">
            <text:p>22.63125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89483870968" calcext:value-type="float">
            <text:p>22.1889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42944" calcext:value-type="float">
            <text:p>21.96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49192" calcext:value-type="float">
            <text:p>21.98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1770322581" calcext:value-type="float">
            <text:p>22.44517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39393548387" calcext:value-type="float">
            <text:p>22.4239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0637419355" calcext:value-type="float">
            <text:p>22.39906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0824" calcext:value-type="float">
            <text:p>22.3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48420645161" calcext:value-type="float">
            <text:p>22.12484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9006451613" calcext:value-type="float">
            <text:p>22.0159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8588" calcext:value-type="float">
            <text:p>21.46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0045714286" calcext:value-type="float">
            <text:p>21.42700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803025" calcext:value-type="float">
            <text:p>21.57803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5662857143" calcext:value-type="float">
            <text:p>21.89356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40145" calcext:value-type="float">
            <text:p>22.2140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5656774194" calcext:value-type="float">
            <text:p>22.45756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98352" calcext:value-type="float">
            <text:p>22.70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3241" calcext:value-type="float">
            <text:p>22.883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50648" calcext:value-type="float">
            <text:p>22.84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3863483871" calcext:value-type="float">
            <text:p>22.87386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855" calcext:value-type="float">
            <text:p>22.68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404" calcext:value-type="float">
            <text:p>22.53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87475" calcext:value-type="float">
            <text:p>22.61987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98608" calcext:value-type="float">
            <text:p>22.60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0193" calcext:value-type="float">
            <text:p>22.880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52651428571" calcext:value-type="float">
            <text:p>23.18526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6735" calcext:value-type="float">
            <text:p>23.406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27287741935" calcext:value-type="float">
            <text:p>23.60272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90456" calcext:value-type="float">
            <text:p>23.80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871375" calcext:value-type="float">
            <text:p>23.99871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80192" calcext:value-type="float">
            <text:p>23.92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96475" calcext:value-type="float">
            <text:p>23.8496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3107096774" calcext:value-type="float">
            <text:p>23.53931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81545806452" calcext:value-type="float">
            <text:p>23.13815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50898064516" calcext:value-type="float">
            <text:p>22.75508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6423225806" calcext:value-type="float">
            <text:p>22.64064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3037419355" calcext:value-type="float">
            <text:p>22.79530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80896551724" calcext:value-type="float">
            <text:p>23.07808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79695" calcext:value-type="float">
            <text:p>23.37796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38681290323" calcext:value-type="float">
            <text:p>23.62386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5052903226" calcext:value-type="float">
            <text:p>23.75650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7099354839" calcext:value-type="float">
            <text:p>23.82070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11378064516" calcext:value-type="float">
            <text:p>23.90113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0477419355" calcext:value-type="float">
            <text:p>23.7950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6545" calcext:value-type="float">
            <text:p>23.5246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0395" calcext:value-type="float">
            <text:p>22.7950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49008" calcext:value-type="float">
            <text:p>22.29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029475" calcext:value-type="float">
            <text:p>22.17029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4045714286" calcext:value-type="float">
            <text:p>22.34140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491425" calcext:value-type="float">
            <text:p>22.55491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1917419355" calcext:value-type="float">
            <text:p>22.66119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09072" calcext:value-type="float">
            <text:p>22.65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758875" calcext:value-type="float">
            <text:p>22.61758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85352" calcext:value-type="float">
            <text:p>22.46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49675" calcext:value-type="float">
            <text:p>22.26249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71501935484" calcext:value-type="float">
            <text:p>21.83715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8929032258" calcext:value-type="float">
            <text:p>21.4008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01938064516" calcext:value-type="float">
            <text:p>20.92019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30975483871" calcext:value-type="float">
            <text:p>20.7030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107" calcext:value-type="float">
            <text:p>20.6681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73897142857" calcext:value-type="float">
            <text:p>20.80738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0199483871" calcext:value-type="float">
            <text:p>20.99019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7006451613" calcext:value-type="float">
            <text:p>21.1777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8192" calcext:value-type="float">
            <text:p>21.31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24745" calcext:value-type="float">
            <text:p>21.3224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39411612903" calcext:value-type="float">
            <text:p>21.23394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2871483871" calcext:value-type="float">
            <text:p>21.03287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881125" calcext:value-type="float">
            <text:p>20.9688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08761290323" calcext:value-type="float">
            <text:p>21.0208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67465806452" calcext:value-type="float">
            <text:p>21.01674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9848" calcext:value-type="float">
            <text:p>21.06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1042" calcext:value-type="float">
            <text:p>21.291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8177142857" calcext:value-type="float">
            <text:p>21.56481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081625" calcext:value-type="float">
            <text:p>21.7708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63809032258" calcext:value-type="float">
            <text:p>21.87638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2147096774" calcext:value-type="float">
            <text:p>22.00921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01341935484" calcext:value-type="float">
            <text:p>22.0901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59856" calcext:value-type="float">
            <text:p>22.18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267225" calcext:value-type="float">
            <text:p>22.1426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635825" calcext:value-type="float">
            <text:p>21.91635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98472" calcext:value-type="float">
            <text:p>21.78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5822" calcext:value-type="float">
            <text:p>21.435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3848" calcext:value-type="float">
            <text:p>21.21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6361" calcext:value-type="float">
            <text:p>21.1763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11500689655" calcext:value-type="float">
            <text:p>21.341150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240175" calcext:value-type="float">
            <text:p>21.50240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9602580645" calcext:value-type="float">
            <text:p>21.60796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81798709677" calcext:value-type="float">
            <text:p>21.71817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7715" calcext:value-type="float">
            <text:p>21.7937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41832258064" calcext:value-type="float">
            <text:p>21.79418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97885" calcext:value-type="float">
            <text:p>21.9297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53255" calcext:value-type="float">
            <text:p>22.0353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24725" calcext:value-type="float">
            <text:p>22.17124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7476129032" calcext:value-type="float">
            <text:p>22.24174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80489230769" calcext:value-type="float">
            <text:p>22.548048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67944" calcext:value-type="float">
            <text:p>22.91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899225" calcext:value-type="float">
            <text:p>23.1789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2742" calcext:value-type="float">
            <text:p>23.462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498" calcext:value-type="float">
            <text:p>23.923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81875" calcext:value-type="float">
            <text:p>24.0768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27625806452" calcext:value-type="float">
            <text:p>24.1927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3055" calcext:value-type="float">
            <text:p>24.1613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566075" calcext:value-type="float">
            <text:p>23.95566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0420645161" calcext:value-type="float">
            <text:p>23.72504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742081234904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2981" calcext:value-type="float">
            <text:p>23.3429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994" meta:object-count="0"/>
    <meta:user-defined meta:name="AppVersion">3.0</meta:user-defined>
  </office:meta>
</office:document-meta>
</file>